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A7000001B417190BAC5A41D3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15cm, 0cm, 2.199cm, 0cm)" draw:image-opacity="100%" style:mirror="none"/>
    </style:style>
    <style:style style:name="gr2" style:family="graphic" style:parent-style-name="standard">
      <style:graphic-properties draw:stroke="none" draw:fill-color="#ffffff" draw:opacity="100%" draw:opacity-name="" draw:textarea-horizontal-align="justify" draw:textarea-vertical-align="middle" draw:auto-grow-height="false" fo:min-height="0.258cm" fo:min-width="2.04cm"/>
    </style:style>
    <style:style style:name="gr3" style:family="graphic" style:parent-style-name="objectwithoutfill">
      <style:graphic-properties svg:stroke-width="0.212cm" svg:stroke-color="#5983b0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3.306cm" fo:min-width="4.834cm"/>
    </style:style>
    <style:style style:name="gr6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3.306cm" fo:min-width="5.396cm"/>
    </style:style>
    <style:style style:name="gr7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0.512cm" fo:min-width="0.97cm"/>
    </style:style>
    <style:style style:name="gr8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0.512cm" fo:min-width="0.208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-color="#ffffff" draw:opacity="10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solid" draw:fill-color="#ffffff" draw:opacity="50%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21.238cm" svg:height="3.543cm" svg:x="3.654cm" svg:y="5.346cm">
            <draw:image xlink:href="Pictures/10000201000005A7000001B417190BAC5A41D34C.png" xlink:type="simple" xlink:show="embed" xlink:actuate="onLoad" loext:mime-type="image/png">
              <text:p/>
            </draw:image>
          </draw:frame>
          <draw:custom-shape draw:style-name="gr2" draw:text-style-name="P2" draw:layer="layout" svg:width="2.54cm" svg:height="0.508cm" svg:x="8.436cm" svg:y="6.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54cm" svg:height="0.508cm" svg:x="16.256cm" svg:y="7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54cm" svg:height="0.508cm" svg:x="7.62cm" svg:y="8.63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54cm" svg:height="0.508cm" svg:x="17.018cm" svg:y="8.63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8.544cm" svg:y1="6.696cm" svg:x2="12.508cm" svg:y2="6.696cm">
            <text:p/>
          </draw:line>
          <draw:line draw:style-name="gr3" draw:text-style-name="P3" draw:layer="layout" svg:x1="18.878cm" svg:y1="7.874cm" svg:x2="14.916cm" svg:y2="7.874cm">
            <text:p/>
          </draw:line>
          <draw:frame draw:style-name="gr4" draw:text-style-name="P5" draw:layer="layout" svg:width="3.81cm" svg:height="1.673cm" svg:x="8.382cm" svg:y="4.826cm">
            <draw:text-box>
              <text:p text:style-name="P4"><text:span text:style-name="T1">forward</text:span></text:p>
              <text:p text:style-name="P4"><text:span text:style-name="T1">read</text:span></text:p>
            </draw:text-box>
          </draw:frame>
          <draw:frame draw:style-name="gr4" draw:text-style-name="P5" draw:layer="layout" svg:width="3.81cm" svg:height="1.673cm" svg:x="14.986cm" svg:y="8.233cm">
            <draw:text-box>
              <text:p text:style-name="P4"><text:span text:style-name="T1">reverse</text:span></text:p>
              <text:p text:style-name="P4"><text:span text:style-name="T1">read</text:span></text:p>
            </draw:text-box>
          </draw:frame>
          <draw:custom-shape draw:style-name="gr5" draw:text-style-name="P6" draw:layer="layout" svg:width="5.334cm" svg:height="3.556cm" svg:x="3.102cm" svg:y="4.82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5.896cm" svg:height="3.556cm" svg:x="18.996cm" svg:y="5.58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1.47cm" svg:height="0.762cm" svg:x="17.526cm" svg:y="5.58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708cm" svg:height="0.762cm" svg:x="8.382cm" svg:y="5.588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7T20:19:43.259111085</meta:creation-date>
    <dc:title>jelmer_base</dc:title>
    <meta:editing-duration>PT6M57S</meta:editing-duration>
    <meta:editing-cycles>4</meta:editing-cycles>
    <meta:generator>LibreOffice/6.4.6.2$Linux_X86_64 LibreOffice_project/40$Build-2</meta:generator>
    <meta:initial-creator>Jelmer Poelstra</meta:initial-creator>
    <dc:date>2021-01-07T20:29:44.460284718</dc:date>
    <dc:creator>Jelmer Poelstra</dc:creator>
    <meta:document-statistic meta:object-count="37"/>
  </office:meta>
</office:document-meta>
</file>